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37d2a" officeooo:paragraph-rsid="00137d2a" fo:background-color="transparent" style:font-name-asian="Verdana" style:font-name-complex="Verdana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61e18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8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9" style:family="text">
      <style:text-properties fo:color="#999999" loext:opacity="100%" style:font-name="Calibri" fo:font-size="14.1000003814697pt" fo:font-weight="bold" officeooo:rsid="000f9342" fo:background-color="transparent" loext:char-shading-value="0" style:font-name-asian="Calibri" style:font-name-complex="Calibri"/>
    </style:style>
    <style:style style:name="T10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61e18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4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5" style:family="text">
      <style:text-properties officeooo:rsid="000f9342"/>
    </style:style>
    <style:style style:name="T16" style:family="text">
      <style:text-properties officeooo:rsid="00108fcf"/>
    </style:style>
    <style:style style:name="T17" style:family="text">
      <style:text-properties officeooo:rsid="0011ae4e"/>
    </style:style>
    <style:style style:name="T18" style:family="text">
      <style:text-properties officeooo:rsid="00137d2a"/>
    </style:style>
    <style:style style:name="T19" style:family="text">
      <style:text-properties style:font-name="Verdana" style:font-name-asian="Verdana" style:font-name-complex="Verdana"/>
    </style:style>
    <style:style style:name="T20" style:family="text">
      <style:text-properties style:font-name="Verdana" officeooo:rsid="000f9342" style:font-name-asian="Verdana" style:font-name-complex="Verdana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13in" draw:visible-area-height="1.971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1</text:span><text:span text:style-name="T4">9</text:span><text:span text:style-name="T5"><text:line-break/></text:span><text:span text:style-name="T6">An Amateur Radio Companion</text:span></text:p>
      <text:p text:style-name="P2"><text:span text:style-name="T10">November</text:span><text:span text:style-name="T8"> </text:span><text:span text:style-name="T9">1</text:span><text:span text:style-name="T11">9</text:span><text:span text:style-name="T8">th</text:span><text:span text:style-name="T12">, 202</text:span><text:span text:style-name="T13">2</text:span></text:p>
      <text:p text:style-name="P4"/>
      <text:p text:style-name="P7">General Information</text:p>
      <text:p text:style-name="P5"/>
      <text:p text:style-name="P10"/>
      <text:p text:style-name="P10">We’ve been busy with updates <text:span text:style-name="T18">including</text:span> Internationalization!</text:p>
      <text:p text:style-name="P5"/>
      <text:p text:style-name="P9">As always if you find any bugs or have any suggestions or comments, <text:span text:style-name="T17">w</text:span>e welcome those in our Groups.IO, Discord <text:span text:style-name="T16">and Facebook </text:span>channels. </text:p>
      <text:p text:style-name="P5"/>
      <text:p text:style-name="P8">Changelog</text:p>
      <text:list text:style-name="L1">
        <text:list-item>
          <text:p text:style-name="P11">New <text:span text:style-name="T20">Internationalization </text:span><text:span text:style-name="T19">support (Settings → General → Language)</text:span></text:p>
          <text:list>
            <text:list-item>
              <text:p text:style-name="P13">English, 简体中文, 繁體中文 with German and Spanish in the works</text:p>
            </text:list-item>
          </text:list>
        </text:list-item>
        <text:list-item>
          <text:p text:style-name="P11">Removed QRT POTA Spots</text:p>
        </text:list-item>
        <text:list-item>
          <text:p text:style-name="P11">CatRotator / PstRotator support</text:p>
          <text:list>
            <text:list-item>
              <text:p text:style-name="P11">Settings → Logging → scroll to bottom to enable</text:p>
            </text:list-item>
            <text:list-item>
              <text:p text:style-name="P11">Right-click callsign in Call Roster to Aim</text:p>
            </text:list-item>
            <text:list-item>
              <text:p text:style-name="P11">Ctrl-Left-click in Map to Aim</text:p>
            </text:list-item>
          </text:list>
        </text:list-item>
        <text:list-item>
          <text:p text:style-name="P11">Improved callsign validation in Call Roster</text:p>
        </text:list-item>
        <text:list-item>
          <text:p text:style-name="P11">Grid-overlay (Hotkey B) performance boost</text:p>
        </text:list-item>
        <text:list-item>
          <text:p text:style-name="P11">BIGCTY update from November 14th</text:p>
        </text:list-item>
        <text:list-item>
          <text:p text:style-name="P12"><text:span text:style-name="T18">P</text:span>erformance improvements</text:p>
        </text:list-item>
      </text:list>
      <text:p text:style-name="P5"/>
      <text:p text:style-name="P6"/>
      <text:p text:style-name="P5"/>
      <text:p text:style-name="P9">GridTracker is:</text:p>
      <text:p text:style-name="P9">Copyright © 2018-202<text:span text:style-name="T15">2</text:span>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14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13:18:52.176000000</dc:date>
    <meta:editing-duration>PT13M7S</meta:editing-duration>
    <meta:editing-cycles>12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23" meta:word-count="158" meta:character-count="989" meta:non-whitespace-character-count="871"/>
  </office:meta>
</office:document-meta>
</file>